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heads_20_3" draw:marker-end-width="0.3cm" draw:fill="none" draw:fill-color="#000000" draw:textarea-vertical-align="middle"/>
    </style:style>
    <style:style style:name="gr3" style:family="graphic" style:parent-style-name="objectwithoutfill">
      <style:graphic-properties svg:stroke-color="#000000" draw:marker-end="Arrowheads_20_4" draw:marker-end-width="0.3cm" draw:fill="none" draw:fill-color="#000000" draw:textarea-vertical-align="middle"/>
    </style:style>
    <style:style style:name="gr4" style:family="graphic" style:parent-style-name="objectwithoutfill">
      <style:graphic-properties svg:stroke-color="#000000" draw:marker-end="Arrowheads_20_5" draw:marker-end-width="0.3cm" draw:fill="none" draw:fill-color="#000000" draw:textarea-vertical-align="middle"/>
    </style:style>
    <style:style style:name="gr5" style:family="graphic" style:parent-style-name="objectwithoutfill">
      <style:graphic-properties svg:stroke-color="#000000" draw:marker-end="Arrowheads_20_6" draw:marker-end-width="0.3cm" draw:fill="none" draw:fill-color="#000000" draw:textarea-vertical-align="middle"/>
    </style:style>
    <style:style style:name="gr6" style:family="graphic" style:parent-style-name="objectwithoutfill">
      <style:graphic-properties svg:stroke-color="#000000" draw:marker-end="Arrowheads_20_7" draw:marker-end-width="0.3cm" draw:fill="none" draw:fill-color="#000000" draw:textarea-vertical-align="middle"/>
    </style:style>
    <style:style style:name="gr7" style:family="graphic" style:parent-style-name="objectwithoutfill">
      <style:graphic-properties svg:stroke-color="#000000" draw:marker-end="Arrowheads_20_8" draw:marker-end-width="0.3cm" draw:fill="none" draw:fill-color="#000000" draw:textarea-vertical-align="middle"/>
    </style:style>
    <style:style style:name="gr8" style:family="graphic" style:parent-style-name="objectwithoutfill">
      <style:graphic-properties svg:stroke-color="#000000" draw:marker-end="Arrowheads_20_9" draw:marker-end-width="0.3cm" draw:fill="none" draw:fill-color="#000000" draw:textarea-vertical-align="middle"/>
    </style:style>
    <style:style style:name="gr9" style:family="graphic" style:parent-style-name="objectwithoutfill">
      <style:graphic-properties svg:stroke-color="#000000" draw:marker-end="Arrowheads_20_11" draw:marker-end-width="0.3cm" draw:fill="none" draw:fill-color="#000000" draw:textarea-vertical-align="middle"/>
    </style:style>
    <style:style style:name="gr10" style:family="graphic" style:parent-style-name="objectwithoutfill">
      <style:graphic-properties svg:stroke-color="#000000" draw:marker-end="Arrowheads_20_12" draw:marker-end-width="0.3cm" draw:fill="none" draw:fill-color="#000000" draw:textarea-vertical-align="middle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top" draw:auto-grow-height="false" fo:min-height="8.5cm" fo:min-width="3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12.75cm" fo:min-width="3.29cm"/>
      <style:paragraph-properties style:writing-mode="lr-tb"/>
    </style:style>
    <style:style style:name="co1" style:family="table-column">
      <style:table-column-properties style:column-width="1.751cm" style:use-optimal-column-width="false"/>
    </style:style>
    <style:style style:name="co2" style:family="table-column">
      <style:table-column-properties style:column-width="1.742cm" style:use-optimal-column-width="false"/>
    </style:style>
    <style:style style:name="co3" style:family="table-column">
      <style:table-column-properties style:column-width="0.986cm" style:use-optimal-column-width="false"/>
    </style:style>
    <style:style style:name="co4" style:family="table-column">
      <style:table-column-properties style:column-width="0.976cm" style:use-optimal-column-width="false"/>
    </style:style>
    <style:style style:name="ro1" style:family="table-row">
      <style:table-row-properties style:row-height="2.386cm" style:use-optimal-row-height="false"/>
    </style:style>
    <style:style style:name="ro2" style:family="table-row">
      <style:table-row-properties style:row-height="2.514cm" style:use-optimal-row-height="false"/>
    </style:style>
    <style:style style:name="ro3" style:family="table-row">
      <style:table-row-properties style:row-height="1.806cm" style:use-optimal-row-height="false"/>
    </style:style>
    <style:style style:name="ro4" style:family="table-row">
      <style:table-row-properties style:row-height="3.621cm" style:use-optimal-row-height="false"/>
    </style:style>
    <style:style style:name="ro5" style:family="table-row">
      <style:table-row-properties style:row-height="1.072cm" style:use-optimal-row-height="false"/>
    </style:style>
    <style:style style:name="ce1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5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54pt" style:language-asian="zh" style:country-asian="CN" style:font-style-asian="normal" style:font-weight-asian="normal" style:font-name-complex="Noto Sans Devanagari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54pt" style:font-size-asian="54pt" style:font-size-complex="54pt"/>
    </style:style>
    <style:style style:name="ce3" style:family="table-cell">
      <loext:graphic-properties draw:textarea-vertical-align="middle"/>
      <style:paragraph-properties fo:text-align="center"/>
      <style:text-properties fo:font-size="54pt" style:font-size-asian="54pt" style:font-size-complex="54pt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54pt" style:font-size-asian="54pt" style:font-size-complex="54pt"/>
    </style:style>
    <style:style style:name="ce5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54pt" style:font-size-asian="54pt" style:font-size-complex="54pt"/>
    </style:style>
    <style:style style:name="ce6" style:family="table-cell">
      <loext:graphic-properties draw:fill-color="#5983b0" draw:textarea-vertical-align="middle"/>
      <style:paragraph-properties fo:text-align="center" fo:border="0.03pt solid #ffffff"/>
      <style:text-properties fo:color="#000000" loext:opacity="100%" fo:font-size="54pt" style:font-size-asian="54pt" style:font-size-complex="54pt" style:font-relief="embossed"/>
    </style:style>
    <style:style style:name="ce7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26pt" style:font-size-asian="26pt" style:font-size-complex="26pt"/>
    </style:style>
    <style:style style:name="ce9" style:family="table-cell">
      <loext:graphic-properties draw:textarea-vertical-align="middle"/>
      <style:paragraph-properties fo:text-align="center" fo:border-left="none" fo:border-right="0.03pt solid #ffffff" fo:border-top="0.03pt solid #ffffff" fo:border-bottom="none"/>
      <style:text-properties fo:font-size="26pt" style:font-size-asian="26pt" style:font-size-complex="26pt"/>
    </style:style>
    <style:style style:name="ce10" style:family="table-cell">
      <loext:graphic-properties draw:textarea-vertical-align="middle"/>
      <style:paragraph-properties fo:text-align="center" fo:border="0.03pt solid #ffffff"/>
      <style:text-properties fo:font-size="26pt" style:font-size-asian="26pt" style:font-size-complex="26pt"/>
    </style:style>
    <style:style style:name="ce11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6pt" style:font-size-asian="26pt" style:font-size-complex="26pt"/>
    </style:style>
    <style:style style:name="ce12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26pt" style:font-size-asian="26pt" style:font-size-complex="26pt"/>
    </style:style>
    <style:style style:name="ce13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4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5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6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0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1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6pt" style:font-size-asian="26pt" style:font-size-complex="26pt"/>
    </style:style>
    <style:style style:name="ce22" style:family="table-cell">
      <loext:graphic-properties draw:textarea-vertical-align="middle"/>
      <style:paragraph-properties fo:text-align="center" fo:border-left="0.03pt solid #ffffff" fo:border-right="0.03pt solid #ffffff" fo:border-top="none" fo:border-bottom="none"/>
      <style:text-properties fo:font-size="26pt" style:font-size-asian="26pt" style:font-size-complex="26pt"/>
    </style:style>
    <style:style style:name="ce23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4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none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5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fill-color="#5983b0" draw:textarea-vertical-align="middle" fo:padding-top="0cm" fo:padding-bottom="0cm" fo:padding-left="0cm" fo:padding-right="0cm"/>
      <style:paragraph-properties fo:text-align="center" fo:border="0.03pt solid #ffffff"/>
      <style:text-properties fo:color="#ffffff" loext:opacity="100%" fo:font-size="20pt" style:font-size-asian="20pt" style:font-size-complex="20pt" style:font-relief="embossed"/>
    </style:style>
    <style:style style:name="ce30" style:family="table-cell">
      <loext:graphic-properties draw:fill-color="#5983b0" draw:textarea-vertical-align="middle" fo:padding-top="0cm" fo:padding-bottom="0cm" fo:padding-left="0cm" fo:padding-right="0cm"/>
      <style:paragraph-properties fo:text-align="center" fo:border="0.03pt solid #ffffff"/>
      <style:text-properties fo:color="#ffffff" loext:opacity="100%" fo:font-size="20pt" style:font-size-asian="20pt" style:font-size-complex="20pt" style:font-relief="embossed"/>
    </style:style>
    <style:style style:name="ce31" style:family="table-cell">
      <loext:graphic-properties draw:fill-color="#5983b0" draw:textarea-vertical-align="middle" fo:padding-top="0cm" fo:padding-bottom="0cm" fo:padding-left="0cm" fo:padding-right="0cm"/>
      <style:paragraph-properties fo:text-align="center" fo:border="0.03pt solid #ffffff"/>
      <style:text-properties fo:color="#ffffff" loext:opacity="100%" fo:font-size="20pt" style:font-size-asian="20pt" style:font-size-complex="20pt" style:font-relief="embossed"/>
    </style:style>
    <style:style style:name="ce32" style:family="table-cell">
      <loext:graphic-properties draw:fill-color="#5983b0" draw:textarea-vertical-align="middle" fo:padding-top="0cm" fo:padding-bottom="0cm" fo:padding-left="0cm" fo:padding-right="0cm"/>
      <style:paragraph-properties fo:text-align="center" fo:border="0.03pt solid #ffffff"/>
      <style:text-properties fo:color="#ffffff" loext:opacity="100%" fo:font-size="20pt" style:font-size-asian="20pt" style:font-size-complex="20pt" style:font-relief="embossed"/>
    </style:style>
    <style:style style:name="ce33" style:family="table-cell">
      <loext:graphic-properties draw:fill-color="#5983b0" draw:textarea-vertical-align="middle" fo:padding-top="0cm" fo:padding-bottom="0cm" fo:padding-left="0cm" fo:padding-right="0cm"/>
      <style:paragraph-properties fo:text-align="center" fo:border="0.03pt solid #ffffff"/>
      <style:text-properties fo:color="#ffffff" loext:opacity="100%" fo:font-size="20pt" style:font-size-asian="20pt" style:font-size-complex="20pt" style:font-relief="embossed"/>
    </style:style>
    <style:style style:name="ce34" style:family="table-cell">
      <loext:graphic-properties draw:fill-color="#5983b0" draw:textarea-vertical-align="middle" fo:padding-top="0cm" fo:padding-bottom="0cm" fo:padding-left="0cm" fo:padding-right="0cm"/>
      <style:paragraph-properties fo:text-align="center" fo:border="0.03pt solid #ffffff"/>
      <style:text-properties fo:color="#ffffff" loext:opacity="100%" fo:font-size="20pt" style:font-size-asian="20pt" style:font-size-complex="20pt" style:font-relief="embossed"/>
    </style:style>
    <style:style style:name="ce35" style:family="table-cell">
      <loext:graphic-properties draw:fill-color="#5983b0" draw:textarea-vertical-align="middle" fo:padding-top="0cm" fo:padding-bottom="0cm" fo:padding-left="0cm" fo:padding-right="0cm"/>
      <style:paragraph-properties fo:text-align="center" fo:border="0.03pt solid #ffffff"/>
      <style:text-properties fo:color="#ffffff" loext:opacity="100%" fo:font-size="20pt" style:font-size-asian="20pt" style:font-size-complex="20pt" style:font-relief="embossed"/>
    </style:style>
    <style:style style:name="ce36" style:family="table-cell">
      <loext:graphic-properties draw:fill-color="#5983b0" draw:textarea-vertical-align="middle" fo:padding-top="0cm" fo:padding-bottom="0cm" fo:padding-left="0cm" fo:padding-right="0cm"/>
      <style:paragraph-properties fo:text-align="center" fo:border="0.03pt solid #ffffff"/>
      <style:text-properties fo:color="#ffffff" loext:opacity="100%" fo:font-size="20pt" style:font-size-asian="20pt" style:font-size-complex="20pt" style:font-relief="embossed"/>
    </style:style>
    <style:style style:name="ce37" style:family="table-cell">
      <loext:graphic-properties draw:fill-color="#5983b0" draw:textarea-vertical-align="middle" fo:padding-top="0cm" fo:padding-bottom="0cm" fo:padding-left="0cm" fo:padding-right="0cm"/>
      <style:paragraph-properties fo:text-align="center" fo:border-left="0.03pt solid #ffffff" fo:border-right="none" fo:border-top="0.03pt solid #ffffff" fo:border-bottom="0.03pt solid #ffffff"/>
      <style:text-properties fo:color="#ffffff" loext:opacity="100%" fo:font-size="20pt" style:font-size-asian="20pt" style:font-size-complex="20pt" style:font-relief="embossed"/>
    </style:style>
    <style:style style:name="ce38" style:family="table-cell">
      <loext:graphic-properties draw:fill-color="#5983b0" draw:textarea-horizontal-align="left" draw:textarea-vertical-align="middle" fo:padding-top="0cm" fo:padding-bottom="0cm" fo:padding-left="0cm" fo:padding-right="0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2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0pt" style:language-asian="zh" style:country-asian="CN" style:font-style-asian="normal" style:font-weight-asian="normal" style:font-name-complex="Noto Sans Devanagari" style:font-size-complex="20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 fo:hyphenate="false" loext:hyphenation-no-caps="false"/>
    </style:style>
    <style:style style:name="ce39" style:family="table-cell">
      <loext:graphic-properties draw:fill-color="#5983b0" draw:textarea-vertical-align="middle" fo:padding-top="0cm" fo:padding-bottom="0cm" fo:padding-left="0cm" fo:padding-right="0cm"/>
      <style:paragraph-properties fo:margin-left="0cm" fo:margin-right="0cm" fo:text-align="center" fo:text-indent="0cm" fo:border="none"/>
      <style:text-properties fo:color="#ffffff" loext:opacity="100%" style:font-name="Liberation Sans" fo:font-size="20pt" style:letter-kerning="true" style:font-size-asian="20pt" style:font-name-complex="Noto Sans Devanagari" style:font-size-complex="20pt" style:font-relief="embossed"/>
    </style:style>
    <style:style style:name="ce40" style:family="table-cell">
      <loext:graphic-properties draw:fill-color="#5983b0" draw:textarea-vertical-align="middle" fo:padding-top="0cm" fo:padding-bottom="0cm" fo:padding-left="0cm" fo:padding-right="0cm"/>
      <style:paragraph-properties fo:margin-left="0cm" fo:margin-right="0cm" fo:text-align="center" fo:text-indent="0cm" fo:border="none"/>
      <style:text-properties fo:color="#ffffff" loext:opacity="100%" style:font-name="Liberation Sans" fo:font-size="20pt" style:letter-kerning="true" style:font-size-asian="20pt" style:font-name-complex="Noto Sans Devanagari" style:font-size-complex="20pt" style:font-relief="embossed"/>
    </style:style>
    <style:style style:name="ce41" style:family="table-cell">
      <loext:graphic-properties draw:fill-color="#5983b0" draw:textarea-vertical-align="middle" fo:padding-top="0cm" fo:padding-bottom="0cm" fo:padding-left="0cm" fo:padding-right="0cm"/>
      <style:paragraph-properties fo:margin-left="0cm" fo:margin-right="0cm" fo:text-align="center" fo:text-indent="0cm" fo:border="none"/>
      <style:text-properties fo:color="#ffffff" loext:opacity="100%" style:font-name="Liberation Sans" fo:font-size="20pt" style:letter-kerning="true" style:font-size-asian="20pt" style:font-name-complex="Noto Sans Devanagari" style:font-size-complex="20pt" style:font-relief="embossed"/>
    </style:style>
    <style:style style:name="ce42" style:family="table-cell">
      <loext:graphic-properties draw:fill-color="#5983b0" draw:textarea-vertical-align="middle" fo:padding-top="0cm" fo:padding-bottom="0cm" fo:padding-left="0cm" fo:padding-right="0cm"/>
      <style:paragraph-properties fo:margin-left="0cm" fo:margin-right="0cm" fo:text-align="center" fo:text-indent="0cm" fo:border="none"/>
      <style:text-properties fo:color="#ffffff" loext:opacity="100%" style:font-name="Liberation Sans" fo:font-size="20pt" style:letter-kerning="true" style:font-size-asian="20pt" style:font-name-complex="Noto Sans Devanagari" style:font-size-complex="20pt" style:font-relief="embossed"/>
    </style:style>
    <style:style style:name="ce43" style:family="table-cell">
      <loext:graphic-properties draw:fill-color="#5983b0" draw:textarea-vertical-align="middle" fo:padding-top="0cm" fo:padding-bottom="0cm" fo:padding-left="0cm" fo:padding-right="0cm"/>
      <style:paragraph-properties fo:margin-left="0cm" fo:margin-right="0cm" fo:text-align="center" fo:text-indent="0cm" fo:border="none"/>
      <style:text-properties fo:color="#ffffff" loext:opacity="100%" style:font-name="Liberation Sans" fo:font-size="20pt" style:letter-kerning="true" style:font-size-asian="20pt" style:font-name-complex="Noto Sans Devanagari" style:font-size-complex="20pt" style:font-relief="embossed"/>
    </style:style>
    <style:style style:name="ce44" style:family="table-cell">
      <loext:graphic-properties draw:fill-color="#5983b0" draw:textarea-vertical-align="middle" fo:padding-top="0cm" fo:padding-bottom="0cm" fo:padding-left="0cm" fo:padding-right="0cm"/>
      <style:paragraph-properties fo:margin-left="0cm" fo:margin-right="0cm" fo:text-align="center" fo:text-indent="0cm" fo:border="none"/>
      <style:text-properties fo:color="#ffffff" loext:opacity="100%" style:font-name="Liberation Sans" fo:font-size="20pt" style:letter-kerning="true" style:font-size-asian="20pt" style:font-name-complex="Noto Sans Devanagari" style:font-size-complex="20pt" style:font-relief="embossed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ru" fo:country="RU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5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DejaVu Sans" style:font-size-asian="54pt" style:language-asian="zh" style:country-asian="CN" style:font-style-asian="normal" style:font-weight-asian="normal" style:font-name-complex="Noto Sans Devanagari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style:paragraph-properties fo:text-align="center"/>
      <style:text-properties fo:font-size="54pt" style:font-size-asian="54pt" style:font-size-complex="54pt"/>
    </style:style>
    <style:style style:name="P4" style:family="paragraph">
      <style:paragraph-properties fo:text-align="center"/>
      <style:text-properties style:font-size-asian="54pt" style:font-size-complex="54pt"/>
    </style:style>
    <style:style style:name="P5" style:family="paragraph">
      <style:paragraph-properties fo:text-align="center"/>
      <style:text-properties fo:color="#000000" loext:opacity="100%" fo:font-size="54pt" style:font-size-asian="54pt" style:font-size-complex="54pt" style:font-relief="embosse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font-size="26pt" fo:letter-spacing="normal" fo:language="ru" fo:country="RU" style:text-underline-mode="continuous" style:text-overline-mode="continuous" style:text-line-through-mode="continuous" fo:background-color="transparent" style:font-size-asian="26pt" style:language-asian="zh" style:country-asian="CN" style:font-size-complex="26pt" style:language-complex="hi" style:country-complex="IN" style:text-scale="100%" fo:hyphenate="false" loext:hyphenation-no-caps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" style:family="paragraph">
      <style:paragraph-properties fo:text-align="center"/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color="#ffffff" loext:opacity="100%" fo:font-size="20pt" style:font-size-asian="20pt" style:font-size-complex="20pt" style:font-relief="embossed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2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0pt" style:language-asian="zh" style:country-asian="CN" style:font-style-asian="normal" style:font-weight-asian="normal" style:font-name-complex="Noto Sans Devanagari" style:font-size-complex="20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 fo:hyphenate="false" loext:hyphenation-no-caps="false"/>
    </style:style>
    <style:style style:name="P16" style:family="paragraph">
      <style:paragraph-properties fo:margin-left="0cm" fo:margin-right="0cm" fo:text-align="center" fo:text-indent="0cm"/>
      <style:text-properties fo:color="#ffffff" loext:opacity="100%" style:font-name="Liberation Sans" fo:font-size="20pt" style:letter-kerning="true" style:font-size-asian="20pt" style:font-name-complex="Noto Sans Devanagari" style:font-size-complex="20pt" style:font-relief="embossed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5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54pt" style:language-asian="zh" style:country-asian="CN" style:font-style-asian="normal" style:font-weight-asian="normal" style:font-name-complex="Noto Sans Devanagari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000000" loext:opacity="100%" fo:font-size="54pt" style:font-size-asian="54pt" style:font-size-complex="54pt" style:font-relief="embosse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beration Sans" fo:font-size="26pt" style:letter-kerning="true" style:font-size-asian="26pt" style:font-name-complex="Noto Sans Devanagari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text-line-through-style="solid" style:text-line-through-type="sing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frame draw:style-name="standard" draw:layer="layout" svg:width="15.749cm" svg:height="12.057cm" svg:x="1cm" svg:y="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 table:number-columns-spanned="9">
                  <text:p text:style-name="P1"><text:span text:style-name="T1">9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 table:style-name="ce2"/>
              </table:table-row>
              <table:table-row table:style-name="ro1" table:default-cell-style-name="ce1">
                <table:table-cell table:number-columns-spanned="8">
                  <text:p text:style-name="P2"><text:span text:style-name="T1">5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ce2" table:number-rows-spanned="3">
                  <text:p text:style-name="P3"><text:span text:style-name="T2">9</text:span></text:p>
                </table:table-cell>
              </table:table-row>
              <table:table-row table:style-name="ro1" table:default-cell-style-name="ce3">
                <table:table-cell table:number-columns-spanned="4">
                  <text:p text:style-name="P4"><text:span text:style-name="T3">3</text:span></text:p>
                </table:table-cell>
                <table:covered-table-cell/>
                <table:covered-table-cell/>
                <table:covered-table-cell/>
                <table:table-cell table:style-name="ce4" table:number-columns-spanned="4">
                  <text:p text:style-name="P3"><text:span text:style-name="T3">7</text:span></text:p>
                </table:table-cell>
                <table:covered-table-cell/>
                <table:covered-table-cell/>
                <table:covered-table-cell/>
                <table:covered-table-cell>
                  <text:p text:style-name="P3"><text:span text:style-name="T3">9</text:span></text:p>
                </table:covered-table-cell>
              </table:table-row>
              <table:table-row table:style-name="ro2" table:default-cell-style-name="ce5">
                <table:table-cell table:number-columns-spanned="2">
                  <text:p text:style-name="P3"><text:span text:style-name="T3">2</text:span></text:p>
                </table:table-cell>
                <table:covered-table-cell/>
                <table:table-cell table:number-columns-spanned="2">
                  <text:p text:style-name="P3"><text:span text:style-name="T3">4</text:span></text:p>
                </table:table-cell>
                <table:covered-table-cell/>
                <table:table-cell table:number-columns-spanned="2">
                  <text:p text:style-name="P3"><text:span text:style-name="T3">6</text:span></text:p>
                </table:table-cell>
                <table:covered-table-cell/>
                <table:table-cell table:number-columns-spanned="2">
                  <text:p text:style-name="P3"><text:span text:style-name="T3">8</text:span></text:p>
                </table:table-cell>
                <table:covered-table-cell/>
                <table:covered-table-cell>
                  <text:p text:style-name="P3"><text:span text:style-name="T2">9</text:span></text:p>
                </table:covered-table-cell>
              </table:table-row>
              <table:table-row table:style-name="ro3" table:default-cell-style-name="ce6">
                <table:table-cell>
                  <text:p text:style-name="P5"><text:span text:style-name="T4">1</text:span></text:p>
                </table:table-cell>
                <table:table-cell>
                  <text:p text:style-name="P5"><text:span text:style-name="T4">2</text:span></text:p>
                </table:table-cell>
                <table:table-cell>
                  <text:p text:style-name="P5"><text:span text:style-name="T4">3</text:span></text:p>
                </table:table-cell>
                <table:table-cell>
                  <text:p text:style-name="P5"><text:span text:style-name="T4">4</text:span></text:p>
                </table:table-cell>
                <table:table-cell>
                  <text:p text:style-name="P5"><text:span text:style-name="T4">5</text:span></text:p>
                </table:table-cell>
                <table:table-cell>
                  <text:p text:style-name="P5"><text:span text:style-name="T4">6</text:span></text:p>
                </table:table-cell>
                <table:table-cell>
                  <text:p text:style-name="P5"><text:span text:style-name="T4">7</text:span></text:p>
                </table:table-cell>
                <table:table-cell>
                  <text:p text:style-name="P5"><text:span text:style-name="T4">8</text:span></text:p>
                </table:table-cell>
                <table:table-cell>
                  <text:p text:style-name="P5"><text:span text:style-name="T4">9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line draw:style-name="gr1" draw:text-style-name="P6" draw:layer="layout" svg:x1="2.699cm" svg:y1="9.46cm" svg:x2="2.098cm" svg:y2="10.393cm">
            <text:p/>
          </draw:line>
          <draw:line draw:style-name="gr2" draw:text-style-name="P7" draw:layer="layout" svg:x1="2.699cm" svg:y1="9.46cm" svg:x2="3.3cm" svg:y2="10.393cm">
            <text:p/>
          </draw:line>
          <draw:line draw:style-name="gr3" draw:text-style-name="P7" draw:layer="layout" svg:x1="4.3cm" svg:y1="7.361cm" svg:x2="3.099cm" svg:y2="8.294cm">
            <text:p/>
          </draw:line>
          <draw:line draw:style-name="gr4" draw:text-style-name="P7" draw:layer="layout" svg:x1="4.301cm" svg:y1="7.361cm" svg:x2="5.903cm" svg:y2="8.294cm">
            <text:p/>
          </draw:line>
          <draw:line draw:style-name="gr5" draw:text-style-name="P7" draw:layer="layout" svg:x1="7.905cm" svg:y1="5.028cm" svg:x2="11.109cm" svg:y2="6.194cm">
            <text:p/>
          </draw:line>
          <draw:line draw:style-name="gr6" draw:text-style-name="P7" draw:layer="layout" svg:x1="7.905cm" svg:y1="5.028cm" svg:x2="5.102cm" svg:y2="6.194cm">
            <text:p/>
          </draw:line>
          <draw:line draw:style-name="gr7" draw:text-style-name="P7" draw:layer="layout" svg:x1="11.109cm" svg:y1="7.127cm" svg:x2="10.108cm" svg:y2="8.06cm">
            <text:p/>
          </draw:line>
          <draw:line draw:style-name="gr8" draw:text-style-name="P7" draw:layer="layout" svg:x1="11.71cm" svg:y1="7.127cm" svg:x2="12.911cm" svg:y2="7.827cm">
            <text:p/>
          </draw:line>
          <draw:line draw:style-name="gr1" draw:text-style-name="P6" draw:layer="layout" svg:x1="13.232cm" svg:y1="9.46cm" svg:x2="12.631cm" svg:y2="10.393cm">
            <text:p/>
          </draw:line>
          <draw:line draw:style-name="gr2" draw:text-style-name="P7" draw:layer="layout" svg:x1="13.232cm" svg:y1="9.46cm" svg:x2="13.833cm" svg:y2="10.393cm">
            <text:p/>
          </draw:line>
          <draw:line draw:style-name="gr1" draw:text-style-name="P6" draw:layer="layout" svg:x1="9.708cm" svg:y1="9.46cm" svg:x2="9.107cm" svg:y2="10.393cm">
            <text:p/>
          </draw:line>
          <draw:line draw:style-name="gr2" draw:text-style-name="P7" draw:layer="layout" svg:x1="9.708cm" svg:y1="9.46cm" svg:x2="10.309cm" svg:y2="10.393cm">
            <text:p/>
          </draw:line>
          <draw:line draw:style-name="gr1" draw:text-style-name="P6" draw:layer="layout" svg:x1="6.304cm" svg:y1="9.46cm" svg:x2="5.703cm" svg:y2="10.393cm">
            <text:p/>
          </draw:line>
          <draw:line draw:style-name="gr2" draw:text-style-name="P7" draw:layer="layout" svg:x1="6.303cm" svg:y1="9.46cm" svg:x2="6.904cm" svg:y2="10.393cm">
            <text:p/>
          </draw:line>
          <draw:line draw:style-name="gr9" draw:text-style-name="P7" draw:layer="layout" svg:x1="8.601cm" svg:y1="3.051cm" svg:x2="8cm" svg:y2="3.751cm">
            <text:p/>
          </draw:line>
          <draw:line draw:style-name="gr10" draw:text-style-name="P7" draw:layer="layout" svg:x1="9.25cm" svg:y1="3cm" svg:x2="16cm" svg:y2="10.75cm">
            <text:p/>
          </draw:line>
          <draw:frame draw:style-name="standard" draw:layer="layout" svg:width="15.765cm" svg:height="11.85cm" svg:x="0.984cm" svg:y="14.929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1" table:default-cell-style-name="ce7">
                <table:table-cell table:number-columns-spanned="16">
                  <text:p text:style-name="P8"><text:span text:style-name="T5">8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 table:style-name="ce8"/>
                <table:covered-table-cell table:style-name="ce8"/>
                <table:covered-table-cell table:style-name="ce8"/>
                <table:covered-table-cell table:style-name="ce8"/>
                <table:covered-table-cell table:style-name="ce8"/>
                <table:covered-table-cell table:style-name="ce8"/>
                <table:covered-table-cell table:style-name="ce8"/>
                <table:covered-table-cell table:style-name="ce8"/>
              </table:table-row>
              <table:table-row table:style-name="ro1" table:default-cell-style-name="ce7">
                <table:table-cell table:number-columns-spanned="8">
                  <text:p text:style-name="P9"><text:span text:style-name="T5">4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ce9" table:number-columns-spanned="8">
                  <text:p text:style-name="P10">12</text:p>
                </table:table-cell>
                <table:covered-table-cell table:style-name="ce9"/>
                <table:covered-table-cell table:style-name="ce9"/>
                <table:covered-table-cell table:style-name="ce9"/>
                <table:covered-table-cell table:style-name="ce8"/>
                <table:covered-table-cell table:style-name="ce8"/>
                <table:covered-table-cell table:style-name="ce8"/>
                <table:covered-table-cell table:style-name="ce8"/>
              </table:table-row>
              <table:table-row table:style-name="ro1" table:default-cell-style-name="ce10">
                <table:table-cell table:number-columns-spanned="4">
                  <text:p text:style-name="P10">2</text:p>
                </table:table-cell>
                <table:covered-table-cell/>
                <table:covered-table-cell/>
                <table:covered-table-cell/>
                <table:table-cell table:style-name="ce11" table:number-columns-spanned="4">
                  <text:p text:style-name="P10">6</text:p>
                </table:table-cell>
                <table:covered-table-cell/>
                <table:covered-table-cell/>
                <table:covered-table-cell table:style-name="ce12"/>
                <table:table-cell table:style-name="ce13" table:number-columns-spanned="4">
                  <text:p text:style-name="P11">10</text:p>
                </table:table-cell>
                <table:covered-table-cell table:style-name="ce14"/>
                <table:covered-table-cell table:style-name="ce15"/>
                <table:covered-table-cell table:style-name="ce16"/>
                <table:table-cell table:style-name="ce17" table:number-columns-spanned="4">
                  <text:p text:style-name="P11">14</text:p>
                </table:table-cell>
                <table:covered-table-cell table:style-name="ce18"/>
                <table:covered-table-cell table:style-name="ce19"/>
                <table:covered-table-cell table:style-name="ce20"/>
              </table:table-row>
              <table:table-row table:style-name="ro4" table:default-cell-style-name="ce21">
                <table:table-cell table:number-columns-spanned="2">
                  <text:p text:style-name="P10">1</text:p>
                </table:table-cell>
                <table:covered-table-cell/>
                <table:table-cell table:number-columns-spanned="2">
                  <text:p text:style-name="P10">3</text:p>
                </table:table-cell>
                <table:covered-table-cell/>
                <table:table-cell table:number-columns-spanned="2">
                  <text:p text:style-name="P10">5</text:p>
                </table:table-cell>
                <table:covered-table-cell/>
                <table:table-cell table:number-columns-spanned="2">
                  <text:p text:style-name="P10">7</text:p>
                </table:table-cell>
                <table:covered-table-cell/>
                <table:table-cell table:style-name="ce22" table:number-columns-spanned="2">
                  <text:p text:style-name="P10">9</text:p>
                </table:table-cell>
                <table:covered-table-cell table:style-name="ce22"/>
                <table:table-cell table:style-name="ce23" table:number-columns-spanned="2">
                  <text:p text:style-name="P12"><text:span text:style-name="T6">11</text:span></text:p>
                </table:table-cell>
                <table:covered-table-cell table:style-name="ce24"/>
                <table:table-cell table:style-name="ce25" table:number-columns-spanned="2">
                  <text:p text:style-name="P13"><text:span text:style-name="T7">13</text:span></text:p>
                </table:table-cell>
                <table:covered-table-cell table:style-name="ce26"/>
                <table:table-cell table:style-name="ce27" table:number-columns-spanned="2">
                  <text:p text:style-name="P11">15</text:p>
                </table:table-cell>
                <table:covered-table-cell table:style-name="ce28"/>
              </table:table-row>
              <table:table-row table:style-name="ro5">
                <table:table-cell table:style-name="ce29">
                  <text:p text:style-name="P14">0</text:p>
                </table:table-cell>
                <table:table-cell table:style-name="ce30">
                  <text:p text:style-name="P14">1</text:p>
                </table:table-cell>
                <table:table-cell table:style-name="ce31">
                  <text:p text:style-name="P14">2</text:p>
                </table:table-cell>
                <table:table-cell table:style-name="ce32">
                  <text:p text:style-name="P14">3</text:p>
                </table:table-cell>
                <table:table-cell table:style-name="ce33">
                  <text:p text:style-name="P14">4</text:p>
                </table:table-cell>
                <table:table-cell table:style-name="ce34">
                  <text:p text:style-name="P14">5</text:p>
                </table:table-cell>
                <table:table-cell table:style-name="ce35">
                  <text:p text:style-name="P14">6</text:p>
                </table:table-cell>
                <table:table-cell table:style-name="ce36">
                  <text:p text:style-name="P14">7</text:p>
                </table:table-cell>
                <table:table-cell table:style-name="ce37">
                  <text:p text:style-name="P14">8</text:p>
                </table:table-cell>
                <table:table-cell table:style-name="ce38">
                  <text:p text:style-name="P15">9</text:p>
                </table:table-cell>
                <table:table-cell table:style-name="ce39">
                  <text:p text:style-name="P16">10</text:p>
                </table:table-cell>
                <table:table-cell table:style-name="ce40">
                  <text:p text:style-name="P16">11</text:p>
                </table:table-cell>
                <table:table-cell table:style-name="ce41">
                  <text:p text:style-name="P16">12</text:p>
                </table:table-cell>
                <table:table-cell table:style-name="ce42">
                  <text:p text:style-name="P16">13</text:p>
                </table:table-cell>
                <table:table-cell table:style-name="ce43">
                  <text:p text:style-name="P16">14</text:p>
                </table:table-cell>
                <table:table-cell table:style-name="ce44">
                  <text:p text:style-name="P16">15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11" draw:text-style-name="P17" draw:layer="layout" svg:width="1.205cm" svg:height="0.963cm" svg:x="32.042cm" svg:y="25.477cm">
            <draw:text-box>
              <text:p>10</text:p>
            </draw:text-box>
          </draw:frame>
        </draw:g>
        <draw:custom-shape draw:style-name="gr12" draw:text-style-name="P19" draw:layer="layout" svg:width="3.5cm" svg:height="8.75cm" svg:x="17cm" svg:y="2.75cm">
          <text:p text:style-name="P18"><text:span text:style-name="T8">1</text:span><text:span text:style-name="T8"><text:line-break/></text:span><text:span text:style-name="T8">2 [1]</text:span><text:span text:style-name="T8"><text:line-break/></text:span><text:span text:style-name="T8">3 [2] [4]</text:span><text:span text:style-name="T8"><text:line-break/></text:span><text:span text:style-name="T8">4 [3]</text:span><text:span text:style-name="T8"><text:line-break/></text:span><text:span text:style-name="T8">5 [3] [7]</text:span><text:span text:style-name="T8"><text:line-break/></text:span><text:span text:style-name="T8">6 [5]</text:span></text:p>
          <text:p text:style-name="P18"><text:span text:style-name="T8">7 [6] [8]</text:span></text:p>
          <text:p text:style-name="P18"><text:span text:style-name="T8">8 [7]</text:span></text:p>
          <text:p text:style-name="P18"><text:span text:style-name="T8">9 [5]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3.79cm" svg:height="13cm" svg:x="16.8cm" svg:y="13.95cm">
          <text:p text:style-name="P20"><text:span text:style-name="T9">0</text:span><text:span text:style-name="T9"><text:line-break/></text:span><text:span text:style-name="T9">1 [0]</text:span><text:span text:style-name="T9"><text:line-break/></text:span><text:span text:style-name="T9">2 [1] [3]</text:span><text:span text:style-name="T9"><text:line-break/></text:span><text:span text:style-name="T9">3 </text:span><text:span text:style-name="T10">[2]</text:span><text:span text:style-name="T9"><text:line-break/></text:span><text:span text:style-name="T9">4 [2] [6]</text:span><text:span text:style-name="T9"><text:line-break/></text:span><text:span text:style-name="T9">5 </text:span><text:span text:style-name="T10">[4]</text:span></text:p>
          <text:p text:style-name="P20"><text:span text:style-name="T9">6 [5] [7]</text:span></text:p>
          <text:p text:style-name="P20"><text:span text:style-name="T9">7 </text:span><text:span text:style-name="T10">[6]</text:span></text:p>
          <text:p text:style-name="P20"><text:span text:style-name="T9">8 [4] [12]</text:span></text:p>
          <text:p text:style-name="P20"><text:span text:style-name="T9">9 </text:span><text:span text:style-name="T10">[8]</text:span></text:p>
          <text:p text:style-name="P20"><text:span text:style-name="T9">10 [9] [11]</text:span></text:p>
          <text:p text:style-name="P20"><text:span text:style-name="T9">11 </text:span><text:span text:style-name="T10">[10]</text:span></text:p>
          <text:p text:style-name="P20"><text:span text:style-name="T9">12 [10] [14]</text:span></text:p>
          <text:p text:style-name="P20"><text:span text:style-name="T9">13 </text:span><text:span text:style-name="T10">[12]</text:span></text:p>
          <text:p text:style-name="P20"><text:span text:style-name="T9">14 [13] [15]</text:span></text:p>
          <text:p text:style-name="P20"><text:span text:style-name="T9">15 </text:span><text:span text:style-name="T10">[14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6T17:29:53.809769667</meta:creation-date>
    <dc:date>2021-07-17T07:57:36.955263967</dc:date>
    <meta:editing-duration>PT49M10S</meta:editing-duration>
    <meta:editing-cycles>8</meta:editing-cycles>
    <meta:generator>LibreOffice/7.1.4.2$Linux_X86_64 LibreOffice_project/10$Build-2</meta:generator>
    <meta:document-statistic meta:object-count="22"/>
  </office:meta>
</office:document-meta>
</file>